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fo:color="#0d0d0d" style:font-name="S hne" fo:font-size="12pt" fo:letter-spacing="normal" fo:font-style="normal" fo:font-weight="normal"/>
    </style:style>
    <style:style style:name="T4" style:family="text">
      <style:text-properties fo:font-variant="normal" fo:text-transform="none" fo:color="#0d0d0d" style:font-name="S hne" fo:font-size="12pt" fo:letter-spacing="normal" fo:font-style="normal" fo:font-weight="normal" style:font-weight-asian="normal" style:font-weight-complex="normal"/>
    </style:style>
    <style:style style:name="T5" style:family="text">
      <style:text-properties fo:font-variant="normal" fo:text-transform="none" fo:color="#0d0d0d" style:font-name="S hne" fo:font-size="12pt" fo:letter-spacing="normal" fo:font-style="normal" fo:font-weight="normal" style:font-weight-asian="bold" style:font-weight-complex="bold"/>
    </style:style>
    <style:style style:name="T6" style:family="text">
      <style:text-properties fo:font-variant="normal" fo:text-transform="none" fo:color="#0d0d0d" style:font-name="S hne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0d0d0d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0d0d0d" style:font-name="Times New Roman" fo:font-size="12pt" fo:letter-spacing="normal" fo:font-style="normal" fo:font-weight="normal" style:font-weight-asian="normal" style:font-weight-complex="normal"/>
    </style:style>
    <style:style style:name="T9" style:family="text">
      <style:text-properties fo:font-variant="normal" fo:text-transform="none" fo:color="#0d0d0d" style:font-name="Times New Roman" fo:font-size="12pt" fo:letter-spacing="normal" fo:font-style="normal" fo:font-weight="normal" style:font-weight-asian="bold" style:font-weight-complex="bold"/>
    </style:style>
    <style:style style:name="T10" style:family="text">
      <style:text-properties fo:font-variant="normal" fo:text-transform="none" fo:color="#0d0d0d" style:font-name="Times New Roman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d0d0d" style:font-name="Times New Roman" fo:letter-spacing="normal"/>
    </style:style>
    <style:style style:name="T12" style:family="text">
      <style:text-properties fo:font-variant="normal" fo:text-transform="none" fo:color="#0d0d0d" style:font-name="Times New Roman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d0d0d" fo:font-size="12pt" fo:letter-spacing="normal" fo:font-style="normal" fo:font-weight="normal" style:font-weight-asian="bold" style:font-weight-complex="bold"/>
    </style:style>
    <style:style style:name="T14" style:family="text">
      <style:text-properties fo:font-variant="normal" fo:text-transform="none" fo:color="#0d0d0d" style:font-name="Söhne Mono" fo:font-size="10.5pt" fo:letter-spacing="normal" fo:font-style="normal" fo:font-weight="bold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weight="normal" style:font-weight-asian="normal" style:font-weight-complex="normal"/>
    </style:style>
    <style:style style:name="T17" style:family="text">
      <style:text-properties style:font-name="Times New Roman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de comandos importantes no flutter</text:p>
      <text:p text:style-name="P1"/>
      <text:p text:style-name="P2">1- Comando no Terminal:</text:p>
      <text:p text:style-name="P2"/>
      <text:p text:style-name="P3">-flutter pub get <text:s text:c="4"/></text:p>
      <text:p text:style-name="P3"/>
      <text:p text:style-name="P4"><text:span text:style-name="T2">Função: </text:span><text:span text:style-name="T7">Obtém as dependências definidas no arquivo </text:span><text:span text:style-name="Source_20_Text"><text:span text:style-name="T15">pubspec.yaml</text:span></text:span><text:span text:style-name="T7">.</text:span> </text:p>
      <text:p text:style-name="P2"/>
      <text:p text:style-name="P2">2-Comando no Terminal:</text:p>
      <text:p text:style-name="P2"/>
      <text:p text:style-name="P3">flutter clean <text:s text:c="2"/></text:p>
      <text:p text:style-name="P3"/>
      <text:p text:style-name="P4"><text:span text:style-name="T2">Função: </text:span><text:span text:style-name="T8">Remove arquivos de build gerados anteriormente.</text:span><text:span text:style-name="T16"> </text:span></text:p>
      <text:p text:style-name="P3"/>
      <text:p text:style-name="P2">3-Comando no Terminal:</text:p>
      <text:p text:style-name="P2"/>
      <text:p text:style-name="P3">flutter build apk <text:s text:c="3"/></text:p>
      <text:p text:style-name="P3"/>
      <text:p text:style-name="P4"><text:span text:style-name="T2">Função:</text:span><text:span text:style-name="T17"> </text:span><text:span text:style-name="T7">é compilar o aplicativo Flutter para a plataforma Android e gerar um arquivo APK (Android Package Kit) que pode ser instalado e distribuído em dispositivos Android.</text:span><text:span text:style-name="T15"> </text:span></text:p>
      <text:p text:style-name="P4"><text:span text:style-name="T15"/></text:p>
      <text:p text:style-name="P4"><text:span text:style-name="T15">Obs: </text:span><text:span text:style-name="T7">Depois de executar </text:span><text:span text:style-name="Source_20_Text"><text:span text:style-name="T15">flutter build apk</text:span></text:span><text:span text:style-name="T7">, você encontrará o arquivo APK gerado dentro do diretório </text:span><text:span text:style-name="Source_20_Text"><text:span text:style-name="T15">build/app/outputs/flutter-apk/</text:span></text:span><text:span text:style-name="T11"> </text:span><text:span text:style-name="T7">do seu projeto Flutter. Este arquivo APK pode ser instalado manualmente em dispositivos Android ou pode ser distribuído através da Google Play Store ou outras plataformas de distribuição de aplicativos Android.</text:span><text:span text:style-name="T15"> </text:span></text:p>
      <text:p text:style-name="P2"/>
      <text:p text:style-name="P2">4-Comando no Terminal:</text:p>
      <text:p text:style-name="P2"/>
      <text:p text:style-name="P3">flutter run <text:s text:c="2"/></text:p>
      <text:p text:style-name="P2"/>
      <text:p text:style-name="P4"><text:span text:style-name="T2">Função: </text:span><text:span text:style-name="T7">Compila e executa o aplicativo Flutter no dispositivo conectado ou emulador.</text:span><text:span text:style-name="T15"> </text:span></text:p>
      <text:p text:style-name="P5"/>
      <text:p text:style-name="P2">5-Comando no Terminal:</text:p>
      <text:p text:style-name="P2"/>
      <text:p text:style-name="P3">flutter run <text:s/>-t lib/tela_inicial.dart <text:s/></text:p>
      <text:p text:style-name="P3"/>
      <text:p text:style-name="P4"><text:span text:style-name="T2">Função:</text:span><text:span text:style-name="T9"> é usado para executar o aplicativo Flutter, mas especificando um arquivo Dart específico como o ponto de entrada do aplicativo. Neste caso, o arquivo Dart especificado é </text:span><text:span text:style-name="Source_20_Text"><text:span text:style-name="T9">tela_inicial.dart</text:span></text:span><text:span text:style-name="T9">, localizado no diretório </text:span><text:span text:style-name="Source_20_Text"><text:span text:style-name="T9">lib</text:span></text:span><text:span text:style-name="T9">. </text:span></text:p>
      <text:p text:style-name="P4"><text:span text:style-name="T9"/></text:p>
      <text:p text:style-name="P4"><text:span text:style-name="T9">OBS: É útil quando você tem múltiplos arquivos Dart em seu projeto e deseja iniciar a execução do aplicativo a partir de um arquivo específico. Ao usar esse comando, o Flutter irá compilar e executar o aplicativo, começando pela função </text:span><text:span text:style-name="Source_20_Text"><text:span text:style-name="T9">main()</text:span></text:span><text:span text:style-name="T9"> </text:span></text:p>
      <text:p text:style-name="P5"/>
      <text:p text:style-name="P2">6-Comando no Terminal:</text:p>
      <text:p text:style-name="P2"/>
      <text:p text:style-name="P4"><text:span text:style-name="T1">flutter doctor <text:s text:c="2"/></text:span><text:s text:c="4"/></text:p>
      <text:p text:style-name="P4"/>
      <text:p text:style-name="P2">Função: <text:span text:style-name="T15"><text:s/></text:span><text:span text:style-name="T7">Verifica a configuração do ambiente de desenvolvimento Flutter e relata quaisquer problemas ou dependências ausentes</text:span></text:p>
      <text:p text:style-name="P2"/>
      <text:p text:style-name="P2">7- Comando no Terminal:</text:p>
      <text:p text:style-name="P2"><text:soft-page-break/></text:p>
      <text:p text:style-name="P4"><text:span text:style-name="T1"><text:s/>flutter pub upgrade </text:span><text:s text:c="2"/></text:p>
      <text:p text:style-name="P4"><text:s text:c="16"/></text:p>
      <text:p text:style-name="P4"><text:span text:style-name="T2">Função:</text:span><text:span text:style-name="T17"> </text:span><text:span text:style-name="T7">Atualiza as dependências do projeto para as versões mais recentes disponíveis, conforme especificado no arquivo </text:span><text:span text:style-name="Source_20_Text"><text:span text:style-name="T15">pubspec.yaml</text:span></text:span><text:span text:style-name="T15"> </text:span></text:p>
      <text:p text:style-name="P2"/>
      <text:p text:style-name="P2">7- Comando no Terminal:</text:p>
      <text:p text:style-name="P2"/>
      <text:p text:style-name="P4">flutter upgrade <text:s text:c="2"/></text:p>
      <text:p text:style-name="P4"><text:span text:style-name="T1"/></text:p>
      <text:p text:style-name="P4"><text:span text:style-name="T2">Função:</text:span><text:span text:style-name="T16"> É</text:span><text:span text:style-name="T8"> </text:span><text:span text:style-name="T7">usado para atualizar a instalação do Flutter para a versão mais recente disponível. Quando você executa esse comando, o Flutter verificará se há uma versão mais recente disponível e, se houver, fará o download e instalará essa versão mais recente.</text:span><text:span text:style-name="T15"> </text:span></text:p>
      <text:p text:style-name="P2"/>
      <text:p text:style-name="P4"><text:span text:style-name="T2">OBS:</text:span><text:span text:style-name="T17"> </text:span><text:span text:style-name="T7">É uma boa prática manter o Flutter atualizado, pois as atualizações frequentemente trazem correções de bugs, melhorias de desempenho e novos recursos para o desenvolvimento de aplicativos Flutter.</text:span><text:span text:style-name="T15"> </text:span></text:p>
      <text:p text:style-name="P4"><text:span text:style-name="T15"/></text:p>
      <text:p text:style-name="P2">8- Comando no Terminal:</text:p>
      <text:p text:style-name="P2"/>
      <text:p text:style-name="P4"><text:span text:style-name="Strong_20_Emphasis"><text:span text:style-name="T16">flutter create [nome_do_projeto]</text:span></text:span></text:p>
      <text:p text:style-name="P4"><text:span text:style-name="T1"/></text:p>
      <text:p text:style-name="P4"><text:span text:style-name="T2">Função: </text:span><text:span text:style-name="T7">Cria um novo projeto Flutter com o nome especificado.</text:span><text:span text:style-name="T15"> </text:span></text:p>
      <text:p text:style-name="P4"><text:span text:style-name="T15"/></text:p>
      <text:p text:style-name="P2">9- Comando no Terminal:</text:p>
      <text:p text:style-name="P2"/>
      <text:p text:style-name="P4"><text:span text:style-name="Strong_20_Emphasis"><text:span text:style-name="T16">flutter build</text:span></text:span><text:span text:style-name="T16"> </text:span></text:p>
      <text:p text:style-name="P4"><text:span text:style-name="T1"/></text:p>
      <text:p text:style-name="P4"><text:span text:style-name="T2">Função: </text:span><text:span text:style-name="T9">Compila o aplicativo Flutter para diferentes plataformas. Por exemplo, </text:span><text:span text:style-name="Source_20_Text"><text:span text:style-name="T17">flutter build apk</text:span></text:span><text:span text:style-name="T12"> </text:span><text:span text:style-name="T9">para compilar para Android e </text:span><text:span text:style-name="Source_20_Text"><text:span text:style-name="T17">flutter build ios</text:span></text:span><text:span text:style-name="T12"> </text:span><text:span text:style-name="T9">para compilar para iOS.</text:span><text:span text:style-name="T17"> </text:span></text:p>
      <text:p text:style-name="P6"/>
      <text:p text:style-name="P2">10- Comando no Terminal:</text:p>
      <text:p text:style-name="P2"/>
      <text:p text:style-name="P4"><text:span text:style-name="Strong_20_Emphasis"><text:span text:style-name="T16">flutter test</text:span></text:span><text:span text:style-name="T8">:</text:span><text:span text:style-name="T16"> </text:span></text:p>
      <text:p text:style-name="P4"><text:span text:style-name="T1"/></text:p>
      <text:p text:style-name="P4"><text:span text:style-name="T17">Função: </text:span><text:span text:style-name="T9">Executa testes unitários no aplicativo Flutter.</text:span><text:span text:style-name="T17"> </text:span></text:p>
      <text:p text:style-name="P4"><text:span text:style-name="T17"/></text:p>
      <text:p text:style-name="P2">11- Comando no Terminal:</text:p>
      <text:p text:style-name="P7"/>
      <text:p text:style-name="P4"><text:span text:style-name="Strong_20_Emphasis"><text:span text:style-name="T16">flutter drive</text:span></text:span><text:span text:style-name="T16"> </text:span></text:p>
      <text:p text:style-name="P4"><text:span text:style-name="T1"/></text:p>
      <text:p text:style-name="P4"><text:span text:style-name="T17">Função: </text:span><text:span text:style-name="T9">Executa testes de integração no aplicativo Flutter.</text:span><text:span text:style-name="T17"> </text:span></text:p>
      <text:p text:style-name="P4"><text:span text:style-name="T17"/></text:p>
      <text:p text:style-name="P2">12- Comando no Terminal:</text:p>
      <text:p text:style-name="P7"/>
      <text:p text:style-name="P4"><text:span text:style-name="Strong_20_Emphasis"><text:span text:style-name="T16">flutter format [arquivo ou diretório]</text:span></text:span><text:span text:style-name="T16"> </text:span></text:p>
      <text:p text:style-name="P4"><text:span text:style-name="T1"/></text:p>
      <text:p text:style-name="P4"><text:span text:style-name="T17">Função: </text:span><text:span text:style-name="T9">Formata o código-fonte do Flutter de acordo com as diretrizes de estilo</text:span><text:span text:style-name="T17"> </text:span></text:p>
      <text:p text:style-name="P4"><text:span text:style-name="T17"/></text:p>
      <text:p text:style-name="P2">13- Comando no Terminal:</text:p>
      <text:p text:style-name="P2"/>
      <text:p text:style-name="P4"><text:span text:style-name="Strong_20_Emphasis"><text:span text:style-name="T16">flutter analyze</text:span></text:span></text:p>
      <text:p text:style-name="P4"><text:soft-page-break/><text:span text:style-name="T1"/></text:p>
      <text:p text:style-name="P4"><text:span text:style-name="T17">Função: </text:span><text:span text:style-name="T9">Realiza uma análise estática do código, identificando possíveis problemas e sugerindo melhorias. </text:span></text:p>
      <text:p text:style-name="P4"><text:s text:c="21"/></text:p>
      <text:p text:style-name="P2">14- Comando no Terminal:</text:p>
      <text:p text:style-name="P2"/>
      <text:p text:style-name="P4"><text:span text:style-name="Strong_20_Emphasis"><text:span text:style-name="T16">flutter packages get </text:span></text:span></text:p>
      <text:p text:style-name="P4"><text:span text:style-name="T1"/></text:p>
      <text:p text:style-name="P4"><text:span text:style-name="T17">Função: </text:span><text:span text:style-name="T9">Uma versão mais curta de </text:span><text:span text:style-name="Source_20_Text"><text:span text:style-name="T9">flutter pub get</text:span></text:span><text:span text:style-name="T9">, usado para obter dependências </text:span></text:p>
      <text:p text:style-name="P4"><text:span text:style-name="T9"/></text:p>
      <text:p text:style-name="P4"><text:span text:style-name="T10">OBS:</text:span><text:span text:style-name="T9"> Quando colocamos uma imagem no flutter precisamos adonar o caminho no arquivo </text:span><text:span text:style-name="T14">pubspec.yaml</text:span><text:span text:style-name="T9"> <text:s/>e necessitamos que este caminho seja reconhecido pelo flutter. Logo, precisamos rotar um comando no terminal </text:span><text:span text:style-name="Source_20_Text"><text:span text:style-name="T10">flutter pub get</text:span></text:span><text:span text:style-name="T9"> no terminal para baixar e instalar o pacote que você acabou de adicionar. Após isso, você poderá usar as imagens fornecidas pelo pacote no seu aplicativo Flutter. </text:span></text:p>
      <text:p text:style-name="P6"><text:span text:style-name="T13"/></text:p>
      <text:p text:style-name="P4"><text:span text:style-name="T9"/></text:p>
      <text:p text:style-name="P4"><text:span text:style-name="T9"/></text:p>
      <text:p text:style-name="P4"><text:span text:style-name="T9"/></text:p>
      <text:p text:style-name="P6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öhne Mono" svg:font-family="'Söhne Mono', Monaco, 'Andale Mono', 'Ubuntu Mono', monospace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3-17T09:57:57.73</meta:creation-date>
    <meta:document-statistic meta:table-count="0" meta:image-count="0" meta:object-count="0" meta:page-count="3" meta:paragraph-count="52" meta:word-count="530" meta:character-count="3647"/>
    <dc:date>2024-03-17T10:50:51.05</dc:date>
    <meta:editing-duration>PT6M31S</meta:editing-duration>
    <meta:editing-cycles>1</meta:editing-cycles>
    <meta:generator>OpenOffice/4.1.14$Win32 OpenOffice.org_project/4114m1$Build-9811</meta:generator>
  </office:meta>
</office:document-meta>
</file>